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Základnítext" style:family="paragraph">
      <style:paragraph-properties fo:text-align="start"/>
    </style:style>
    <style:style style:name="P21" style:parent-style-name="Základnítext" style:family="paragraph">
      <style:paragraph-properties fo:text-align="start"/>
    </style:style>
    <style:style style:name="P22" style:parent-style-name="Základnítext" style:family="paragraph">
      <style:paragraph-properties fo:text-align="start"/>
    </style:style>
    <style:style style:name="P23" style:parent-style-name="Základnítext" style:family="paragraph">
      <style:paragraph-properties fo:text-align="star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2/2022<text:bookmark-end text:name="Text14"/></text:p>
            <text:p text:style-name="Normální">KVOP-49629/2022<text:bookmark-end text:name="Text2"/></text:p>
            <text:p text:style-name="Normální"><text:bookmark-start text:name="Text6"/>14. 09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K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 vyřízení žádosti o informace a o vydání<text:s/>rozhodnutí o částečném odmítnutí žádosti podle zákona č. 106/1999 Sb., o svobodném přístupu k informacím</text:h>
      <text:p text:style-name="Základnítext">Vážený pane K.,</text:p>
      <text:p text:style-name="Základnítext">dne 5. září 2022 obdržel veřejný ochránce práv Vaši žádost o informace. Žádáte o</text:p>
      <text:list text:style-name="LFO3_1" text:continue-numbering="true">
        <text:list-item>
          <text:p text:style-name="P18">kopii zápisu z jednání, které proběhlo mezi veřejným ochráncem práv, zástupci katastrálního úřadu, ministerstev pro místní rozvoj a spravedlnosti a pražského magistrátu<text:span text:style-name="Značkapozn.podčarou"><text:note text:note-class="footnote" text:id="_ftn0"><text:note-citation>1</text:note-citation><text:note-body><text:p text:style-name="Textpozn.podčarou">https://www.ochrance.cz/aktualne/ombudsman_resil_se_zastupci_katastralniho_uradu_ministerstev_i_prazskeho_magistratu_problem_nepovolenych_bytu/</text:p></text:note-body></text:note></text:span>, a</text:p>
        </text:list-item>
        <text:list-item>
          <text:p text:style-name="P19">taktéž jakýkoliv již zaznamenaný návrh či stanovisko k projednávané problematice.</text:p>
        </text:list-item>
      </text:list>
      <text:h text:style-name="Nadpis2" text:outline-level="2">Dáváme Vám tyto informace:</text:h>
      <text:h text:style-name="Nadpis2" text:outline-level="2">K bodu č. 1</text:h>
      <text:p text:style-name="P20"><text:span text:style-name="Silné">Tuto informaci Vám nemůžeme poskytnout.</text:span><text:s/>Vysvětlení najdete v přiloženém rozhodnutí o částečném odmítnutí žádosti.</text:p>
      <text:h text:style-name="Nadpis2" text:outline-level="2">K bodu<text:s/>č. 2</text:h>
      <text:p text:style-name="P21">Poskytujeme dopis adresovaný Českému úřadu zeměměřickému a katastrálnímu a Ministerstvu pro místní rozvoj a připomínku k novele katastrální vyhlášky.</text:p>
      <text:p text:style-name="P22">S pozdravem</text:p>
      <text:p text:style-name="P23"/>
      <text:p text:style-name="podpis">JUDr. Pavel Pořízek, Ph.D.</text:p>
      <text:p text:style-name="podpis">vedoucí Kanceláře veřejného ochránce práv</text:p>
      <text:p text:style-name="podpis"/>
      <text:p text:style-name="Příloha">Přílohy</text:p>
      <text:p text:style-name="Normální">Rozhodnutí<text:s/>o částečném odmítnutí žádosti</text:p>
      <text:p text:style-name="Normální">dopis ze dne 11. července 2022, č. j. KVOP-37488/2022</text:p>
      <text:p text:style-name="Normální">připomínka k novele katastrální vyhlášk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WS47*</text:span></text:p>
        <text:p text:style-name="P12"><text:span text:style-name="T13">KVOPX00CWS47</text:span>KVOPX00CWS4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18T08:47:00Z</meta:creation-date>
    <dc:date>2022-10-18T08:54:00Z</dc:date>
    <meta:print-date>2016-06-27T07:08:00Z</meta:print-date>
    <meta:template xlink:href="KVOP_dopis%20vedoucího" xlink:type="simple"/>
    <meta:editing-cycles>4</meta:editing-cycles>
    <meta:editing-duration>PT240S</meta:editing-duration>
    <meta:user-defined meta:name="ContentTypeId">0x010100D3A71DC738674B4893D02C4CA0E22FAC</meta:user-defined>
    <meta:document-statistic meta:page-count="1" meta:paragraph-count="2" meta:word-count="171" meta:character-count="1181" meta:row-count="8" meta:non-whitespace-character-count="1012"/>
  </office:meta>
</office:document-meta>
</file>